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DejaVu Sans1" svg:font-family="'DejaVu Sans'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automatic-styles>
    <style:style style:name="P1" style:family="paragraph" style:parent-style-name="Standard">
      <style:paragraph-properties fo:orphans="2" fo:widows="2"/>
      <style:text-properties style:font-name-complex="Arial1"/>
    </style:style>
    <style:style style:name="P2" style:family="paragraph" style:parent-style-name="Standard">
      <style:paragraph-properties fo:orphans="2" fo:widows="2"/>
      <style:text-properties fo:font-weight="bold" officeooo:rsid="002b6d9c" officeooo:paragraph-rsid="002b6d9c" style:font-weight-asian="bold" style:font-name-complex="Arial1" style:font-weight-complex="bold"/>
    </style:style>
    <style:style style:name="P3" style:family="paragraph" style:parent-style-name="Standard">
      <style:paragraph-properties fo:orphans="2" fo:widows="2"/>
      <style:text-properties fo:font-weight="bold" officeooo:rsid="0035b278" officeooo:paragraph-rsid="0035b278" style:font-weight-asian="bold" style:font-name-complex="Arial1" style:font-weight-complex="bold"/>
    </style:style>
    <style:style style:name="P4" style:family="paragraph" style:parent-style-name="Standard">
      <style:paragraph-properties fo:orphans="2" fo:widows="2"/>
      <style:text-properties fo:font-weight="bold" officeooo:rsid="0035b278" officeooo:paragraph-rsid="0036aa48" style:font-weight-asian="bold" style:font-name-complex="Arial1" style:font-weight-complex="bold"/>
    </style:style>
    <style:style style:name="P5" style:family="paragraph" style:parent-style-name="Standard">
      <style:paragraph-properties fo:orphans="2" fo:widows="2"/>
      <style:text-properties fo:font-weight="bold" officeooo:paragraph-rsid="004fc220" style:font-weight-asian="bold" style:font-name-complex="Arial1" style:font-weight-complex="bold"/>
    </style:style>
    <style:style style:name="P6" style:family="paragraph" style:parent-style-name="Standard">
      <style:paragraph-properties fo:orphans="2" fo:widows="2"/>
      <style:text-properties fo:font-weight="normal" officeooo:rsid="0035b278" officeooo:paragraph-rsid="0035b278" style:font-weight-asian="normal" style:font-name-complex="Arial1" style:font-weight-complex="normal"/>
    </style:style>
    <style:style style:name="P7" style:family="paragraph" style:parent-style-name="Standard">
      <style:paragraph-properties fo:orphans="2" fo:widows="2"/>
      <style:text-properties fo:font-weight="normal" officeooo:rsid="0035b278" officeooo:paragraph-rsid="0036aa48" style:font-weight-asian="normal" style:font-name-complex="Arial1" style:font-weight-complex="normal"/>
    </style:style>
    <style:style style:name="P8" style:family="paragraph" style:parent-style-name="Standard">
      <style:paragraph-properties fo:orphans="2" fo:widows="2"/>
      <style:text-properties fo:font-weight="normal" officeooo:rsid="0035b278" officeooo:paragraph-rsid="004a34ee" style:font-weight-asian="normal" style:font-name-complex="Arial1" style:font-weight-complex="normal"/>
    </style:style>
    <style:style style:name="P9" style:family="paragraph" style:parent-style-name="Standard">
      <style:paragraph-properties fo:orphans="2" fo:widows="2"/>
      <style:text-properties fo:font-weight="normal" officeooo:rsid="004a34ee" officeooo:paragraph-rsid="004a34ee" style:font-weight-asian="normal" style:font-name-complex="Arial1" style:font-weight-complex="normal"/>
    </style:style>
    <style:style style:name="P10" style:family="paragraph" style:parent-style-name="Standard">
      <style:paragraph-properties fo:orphans="2" fo:widows="2"/>
      <style:text-properties officeooo:paragraph-rsid="0036f623"/>
    </style:style>
    <style:style style:name="P11" style:family="paragraph" style:parent-style-name="Standard">
      <style:paragraph-properties fo:margin-top="0.21cm" fo:margin-bottom="0.21cm" loext:contextual-spacing="false" fo:line-height="100%" fo:orphans="2" fo:widows="2"/>
    </style:style>
    <style:style style:name="P12" style:family="paragraph" style:parent-style-name="Standard">
      <style:paragraph-properties fo:margin-top="0.21cm" fo:margin-bottom="0.21cm" loext:contextual-spacing="false" fo:line-height="100%" fo:orphans="2" fo:widows="2"/>
      <style:text-properties officeooo:paragraph-rsid="00497e43"/>
    </style:style>
    <style:style style:name="P13" style:family="paragraph" style:parent-style-name="Standard">
      <style:paragraph-properties fo:margin-top="0.21cm" fo:margin-bottom="0.21cm" loext:contextual-spacing="false" fo:line-height="100%" fo:orphans="2" fo:widows="2"/>
      <style:text-properties fo:font-weight="bold" officeooo:rsid="003c21c7" officeooo:paragraph-rsid="003c21c7" style:font-weight-asian="bold" style:font-weight-complex="bold"/>
    </style:style>
    <style:style style:name="P14" style:family="paragraph" style:parent-style-name="Horizontal_20_Line">
      <style:paragraph-properties fo:margin-top="0.499cm" fo:margin-bottom="0.21cm" loext:contextual-spacing="false"/>
      <style:text-properties fo:font-size="12pt" fo:font-weight="bold" officeooo:rsid="00497e43" officeooo:paragraph-rsid="00497e43" style:font-size-asian="12pt" style:font-weight-asian="bold" style:font-size-complex="12pt" style:font-weight-complex="bold"/>
    </style:style>
    <style:style style:name="P15" style:family="paragraph" style:parent-style-name="Horizontal_20_Line">
      <style:paragraph-properties fo:margin-top="0.499cm" fo:margin-bottom="0.21cm" loext:contextual-spacing="false"/>
      <style:text-properties fo:font-size="12pt" fo:font-weight="bold" officeooo:rsid="004a34ee" officeooo:paragraph-rsid="004a34ee" style:font-size-asian="12pt" style:font-weight-asian="bold" style:font-size-complex="12pt" style:font-weight-complex="bold"/>
    </style:style>
    <style:style style:name="P16" style:family="paragraph" style:parent-style-name="Horizontal_20_Line">
      <style:paragraph-properties fo:margin-top="0.499cm" fo:margin-bottom="0.21cm" loext:contextual-spacing="false" fo:orphans="2" fo:widows="2"/>
      <style:text-properties fo:font-size="12pt" fo:font-weight="bold" officeooo:rsid="004a34ee" officeooo:paragraph-rsid="004a34ee" style:font-size-asian="12pt" style:font-weight-asian="bold" style:font-name-complex="Arial1" style:font-size-complex="12pt" style:font-weight-complex="bold"/>
    </style:style>
    <style:style style:name="P17" style:family="paragraph" style:parent-style-name="Horizontal_20_Line">
      <loext:graphic-properties draw:fill="none"/>
      <style:paragraph-properties fo:margin-left="0.6cm" fo:margin-right="0cm" fo:margin-top="0cm" fo:margin-bottom="0.247cm" loext:contextual-spacing="false" fo:line-height="120%" fo:orphans="0" fo:widows="0" fo:text-indent="-0.6cm" style:auto-text-indent="false" fo:background-color="transparent" style:text-autospace="none" style:writing-mode="lr-tb">
        <style:tab-stops>
          <style:tab-stop style:position="0.503cm"/>
        </style:tab-stops>
      </style:paragraph-properties>
      <style:text-properties fo:font-size="12pt" fo:font-weight="bold" officeooo:rsid="004e3f83" officeooo:paragraph-rsid="004e3f83" style:font-size-asian="12pt" style:font-weight-asian="bold" style:font-size-complex="12pt" style:font-weight-complex="bold"/>
    </style:style>
    <style:style style:name="P18" style:family="paragraph" style:parent-style-name="Standard">
      <style:paragraph-properties fo:margin-top="0.21cm" fo:margin-bottom="0cm" loext:contextual-spacing="false" fo:line-height="100%" fo:orphans="2" fo:widows="2" style:writing-mode="lr-tb"/>
    </style:style>
    <style:style style:name="P19" style:family="paragraph" style:parent-style-name="Standard" style:list-style-name="L2">
      <loext:graphic-properties draw:fill="none"/>
      <style:paragraph-properties fo:margin-left="0.6cm" fo:margin-right="0cm" fo:margin-top="0cm" fo:margin-bottom="0cm" loext:contextual-spacing="false" fo:line-height="150%" fo:orphans="0" fo:widows="0" fo:text-indent="-0.6cm" style:auto-text-indent="false" fo:background-color="transparent" style:text-autospace="none" style:writing-mode="lr-tb">
        <style:tab-stops>
          <style:tab-stop style:position="0.503cm"/>
        </style:tab-stops>
      </style:paragraph-properties>
      <style:text-properties officeooo:rsid="00559444" officeooo:paragraph-rsid="00559444"/>
    </style:style>
    <style:style style:name="P20" style:family="paragraph" style:parent-style-name="Heading_20_1" style:master-page-name="Standard">
      <style:paragraph-properties fo:margin-top="0.21cm" fo:margin-bottom="0.21cm" loext:contextual-spacing="false" style:page-number="auto"/>
      <style:text-properties officeooo:rsid="00497e43" officeooo:paragraph-rsid="00497e43"/>
    </style:style>
    <style:style style:name="P21" style:family="paragraph" style:parent-style-name="Text_20_body" style:list-style-name="L1" style:master-page-name="">
      <loext:graphic-properties draw:fill="none"/>
      <style:paragraph-properties fo:margin-left="0.499cm" fo:margin-right="0cm" fo:margin-top="0cm" fo:margin-bottom="0cm" loext:contextual-spacing="false" fo:line-height="150%" fo:orphans="0" fo:widows="0" fo:text-indent="-0.499cm" style:auto-text-indent="false" style:page-number="auto" fo:background-color="transparent" style:text-autospace="none" style:writing-mode="lr-tb">
        <style:tab-stops>
          <style:tab-stop style:position="0.503cm"/>
        </style:tab-stops>
      </style:paragraph-properties>
      <style:text-properties officeooo:rsid="00497e43" officeooo:paragraph-rsid="00497e43"/>
    </style:style>
    <style:style style:name="P22" style:family="paragraph" style:parent-style-name="Text_20_body" style:list-style-name="L1">
      <loext:graphic-properties draw:fill="none"/>
      <style:paragraph-properties fo:margin-left="0.499cm" fo:margin-right="0cm" fo:margin-top="0cm" fo:margin-bottom="0cm" loext:contextual-spacing="false" fo:line-height="150%" fo:orphans="0" fo:widows="0" fo:text-indent="-0.499cm" style:auto-text-indent="false" fo:background-color="transparent" style:text-autospace="none" style:writing-mode="lr-tb">
        <style:tab-stops>
          <style:tab-stop style:position="0.503cm"/>
        </style:tab-stops>
      </style:paragraph-properties>
      <style:text-properties officeooo:rsid="00497e43" officeooo:paragraph-rsid="00497e43"/>
    </style:style>
    <style:style style:name="P23" style:family="paragraph" style:parent-style-name="Text_20_body" style:list-style-name="L1" style:master-page-name="">
      <loext:graphic-properties draw:fill="none"/>
      <style:paragraph-properties fo:margin-left="0.6cm" fo:margin-right="0cm" fo:margin-top="0cm" fo:margin-bottom="0cm" loext:contextual-spacing="false" fo:line-height="150%" fo:orphans="0" fo:widows="0" fo:text-indent="-0.6cm" style:auto-text-indent="false" style:page-number="auto" fo:background-color="transparent" style:text-autospace="none" style:writing-mode="lr-tb">
        <style:tab-stops>
          <style:tab-stop style:position="0.503cm"/>
        </style:tab-stops>
      </style:paragraph-properties>
      <style:text-properties officeooo:rsid="00497e43" officeooo:paragraph-rsid="002974de"/>
    </style:style>
    <style:style style:name="P24" style:family="paragraph" style:parent-style-name="Text_20_body" style:list-style-name="L1" style:master-page-name="">
      <loext:graphic-properties draw:fill="none"/>
      <style:paragraph-properties fo:margin-left="0.6cm" fo:margin-right="0cm" fo:margin-top="0cm" fo:margin-bottom="0cm" loext:contextual-spacing="false" fo:line-height="150%" fo:orphans="0" fo:widows="0" fo:text-indent="-0.6cm" style:auto-text-indent="false" style:page-number="auto" fo:background-color="transparent" style:text-autospace="none" style:writing-mode="lr-tb">
        <style:tab-stops>
          <style:tab-stop style:position="0.503cm"/>
        </style:tab-stops>
      </style:paragraph-properties>
      <style:text-properties officeooo:rsid="00385dc0" officeooo:paragraph-rsid="00385dc0"/>
    </style:style>
    <style:style style:name="P25" style:family="paragraph" style:parent-style-name="Text_20_body" style:list-style-name="L2" style:master-page-name="">
      <loext:graphic-properties draw:fill="none"/>
      <style:paragraph-properties fo:margin-left="0.6cm" fo:margin-right="0cm" fo:margin-top="0cm" fo:margin-bottom="0cm" loext:contextual-spacing="false" fo:line-height="150%" fo:orphans="0" fo:widows="0" fo:text-indent="-0.6cm" style:auto-text-indent="false" style:page-number="auto" fo:background-color="transparent" style:text-autospace="none" style:writing-mode="lr-tb">
        <style:tab-stops>
          <style:tab-stop style:position="0.503cm"/>
        </style:tab-stops>
      </style:paragraph-properties>
      <style:text-properties officeooo:rsid="00559444" officeooo:paragraph-rsid="00559444"/>
    </style:style>
    <style:style style:name="P26" style:family="paragraph" style:parent-style-name="Text_20_body" style:list-style-name="L1">
      <loext:graphic-properties draw:fill="none"/>
      <style:paragraph-properties fo:margin-left="0.6cm" fo:margin-right="0cm" fo:margin-top="0cm" fo:margin-bottom="0cm" loext:contextual-spacing="false" fo:line-height="150%" fo:orphans="0" fo:widows="0" fo:text-indent="-0.6cm" style:auto-text-indent="false" fo:background-color="transparent" style:text-autospace="none" style:writing-mode="lr-tb">
        <style:tab-stops>
          <style:tab-stop style:position="0.503cm"/>
        </style:tab-stops>
      </style:paragraph-properties>
      <style:text-properties officeooo:rsid="00385dc0" officeooo:paragraph-rsid="00385dc0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6131b" style:font-weight-asian="bold" style:font-weight-complex="bold"/>
    </style:style>
    <style:style style:name="T3" style:family="text">
      <style:text-properties fo:font-weight="bold" officeooo:rsid="004a34ee" style:font-weight-asian="bold" style:font-weight-complex="bold"/>
    </style:style>
    <style:style style:name="T4" style:family="text">
      <style:text-properties fo:font-weight="bold" officeooo:rsid="004d3bdc" style:font-weight-asian="bold" style:font-weight-complex="bold"/>
    </style:style>
    <style:style style:name="T5" style:family="text">
      <style:text-properties fo:font-weight="bold" style:font-weight-asian="bold" style:font-name-complex="Arial1" style:font-weight-complex="bold"/>
    </style:style>
    <style:style style:name="T6" style:family="text">
      <style:text-properties fo:font-weight="bold" officeooo:rsid="00497e43" style:font-weight-asian="bold" style:font-name-complex="Arial1" style:font-weight-complex="bold"/>
    </style:style>
    <style:style style:name="T7" style:family="text">
      <style:text-properties style:font-name-complex="Arial1"/>
    </style:style>
    <style:style style:name="T8" style:family="text">
      <style:text-properties officeooo:rsid="00497e43" style:font-name-complex="Arial1"/>
    </style:style>
    <style:style style:name="T9" style:family="text">
      <style:text-properties fo:language="en" fo:country="US" fo:font-weight="bold" style:font-weight-asian="bold" style:font-name-complex="Arial1" style:font-weight-complex="bold"/>
    </style:style>
    <style:style style:name="T10" style:family="text">
      <style:text-properties fo:language="en" fo:country="US" fo:font-weight="bold" officeooo:rsid="00497e43" style:font-weight-asian="bold" style:font-name-complex="Arial1" style:font-weight-complex="bold"/>
    </style:style>
    <style:style style:name="T11" style:family="text">
      <style:text-properties fo:language="en" fo:country="US" style:font-name-complex="Arial1"/>
    </style:style>
    <style:style style:name="T12" style:family="text">
      <style:text-properties fo:language="en" fo:country="US" style:font-name-complex="Arial1" style:font-weight-complex="bold"/>
    </style:style>
    <style:style style:name="T13" style:family="text">
      <style:text-properties fo:language="en" fo:country="US" fo:font-weight="normal" style:font-weight-asian="normal" style:font-name-complex="Arial1" style:font-weight-complex="normal"/>
    </style:style>
    <style:style style:name="T14" style:family="text">
      <style:text-properties fo:language="en" fo:country="US" fo:font-weight="normal" officeooo:rsid="00497e43" style:font-weight-asian="normal" style:font-name-complex="Arial1" style:font-weight-complex="normal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2b6d9c" style:font-weight-asian="normal" style:font-weight-complex="normal"/>
    </style:style>
    <style:style style:name="T17" style:family="text">
      <style:text-properties fo:font-weight="normal" officeooo:rsid="004a34ee" style:font-weight-asian="normal" style:font-weight-complex="normal"/>
    </style:style>
    <style:style style:name="T18" style:family="text">
      <style:text-properties fo:font-weight="normal" officeooo:rsid="004d3bdc" style:font-weight-asian="normal" style:font-weight-complex="normal"/>
    </style:style>
    <style:style style:name="T19" style:family="text">
      <style:text-properties fo:font-weight="normal" officeooo:rsid="0036f623" style:font-weight-asian="normal" style:font-name-complex="Arial1" style:font-weight-complex="normal"/>
    </style:style>
    <style:style style:name="T20" style:family="text">
      <style:text-properties fo:font-weight="normal" officeooo:rsid="00385dc0" style:font-weight-asian="normal" style:font-name-complex="Arial1" style:font-weight-complex="normal"/>
    </style:style>
    <style:style style:name="T21" style:family="text">
      <style:text-properties fo:font-weight="normal" officeooo:rsid="00497e43" style:font-weight-asian="normal" style:font-name-complex="Arial1" style:font-weight-complex="normal"/>
    </style:style>
    <style:style style:name="T22" style:family="text">
      <style:text-properties fo:font-weight="normal" officeooo:rsid="00556851" style:font-weight-asian="normal" style:font-name-complex="Arial1" style:font-weight-complex="normal"/>
    </style:style>
    <style:style style:name="T23" style:family="text">
      <style:text-properties officeooo:rsid="0036aa48"/>
    </style:style>
    <style:style style:name="T24" style:family="text">
      <style:text-properties officeooo:rsid="0036bb4e"/>
    </style:style>
    <style:style style:name="T25" style:family="text">
      <style:text-properties officeooo:rsid="0036f623"/>
    </style:style>
    <style:style style:name="T26" style:family="text">
      <style:text-properties officeooo:rsid="004a34ee"/>
    </style:style>
    <style:style style:name="T27" style:family="text">
      <style:text-properties officeooo:rsid="004c7a3e"/>
    </style:style>
    <style:style style:name="T28" style:family="text">
      <style:text-properties officeooo:rsid="004d3bdc"/>
    </style:style>
    <style:style style:name="T29" style:family="text">
      <style:text-properties officeooo:rsid="004e3f83"/>
    </style:style>
    <style:style style:name="T30" style:family="text">
      <style:text-properties officeooo:rsid="00508de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0" text:outline-level="1">Никита Пигасов</text:h>
      <text:p text:style-name="P11"><text:span text:style-name="T9">E-mail<text:tab/><text:tab/><text:tab/><text:tab/></text:span><text:span text:style-name="T12">nktpgsv@gmail.com</text:span><text:span text:style-name="T11"> </text:span></text:p>
      <text:p text:style-name="P12"><text:span text:style-name="T10">Телефон</text:span><text:span text:style-name="T9"><text:tab/><text:tab/><text:tab/></text:span><text:span text:style-name="T14">+79046379644</text:span></text:p>
      <text:p text:style-name="P13"><text:span text:style-name="T11">Skype<text:tab/><text:tab/><text:tab/><text:tab/></text:span><text:span text:style-name="T13">lolinternet523</text:span></text:p>
      <text:p text:style-name="P11"><text:span text:style-name="T6">Дата рождения</text:span><text:span text:style-name="T5"><text:tab/><text:tab/></text:span><text:span text:style-name="T21">15 мая 1990</text:span><text:span text:style-name="T7">, </text:span><text:span text:style-name="T8">26 лет</text:span></text:p>
      <text:p text:style-name="P11"><text:span text:style-name="T6">Семейное положение</text:span><text:span text:style-name="T5"><text:tab/></text:span><text:span text:style-name="T21">холост</text:span></text:p>
      <text:p text:style-name="P18"><text:span text:style-name="T6">Место проживания</text:span><text:span text:style-name="T5"><text:tab/><text:tab/></text:span><text:span text:style-name="T21">Санкт-Петербург, Россия; заинтересован в переезде</text:span></text:p>
      <text:p text:style-name="P14">Общее</text:p>
      <text:list xml:id="list819218056053225220" text:style-name="L1">
        <text:list-item>
          <text:p text:style-name="P21">Опытный пользователь ОС Windows и Linux. Под обе занимался разработкой. Администрировал сервер на Windows. Есть небольшой опыт работы с OSX</text:p>
        </text:list-item>
        <text:list-item>
          <text:p text:style-name="P23">Основные языки программирования: C, C++, C#</text:p>
        </text:list-item>
        <text:list-item>
          <text:p text:style-name="P22">Большой опыт работы с движком Unity: был ведущим программистом в двух проектах, вышедших в Steam</text:p>
        </text:list-item>
        <text:list-item>
          <text:p text:style-name="P22">Есть опыт релиза игр в Steam, AppStore, PlayStore</text:p>
        </text:list-item>
        <text:list-item>
          <text:p text:style-name="P22">Уверенно владею системами контроля версий svn и git</text:p>
        </text:list-item>
        <text:list-item>
          <text:p text:style-name="P22">Есть опыт работы с DirectX и OpenGL. Участвовал в разработке 2<text:span text:style-name="T27">.5D</text:span> платформера с использованием DirectX (проект заморожен на стадии прототипа)</text:p>
        </text:list-item>
        <text:list-item>
          <text:p text:style-name="P22">Есть опыт использования скриптовых языков: Python, bash. Всегда их использую для автоматизации рутины</text:p>
        </text:list-item>
        <text:list-item>
          <text:p text:style-name="P22">Из других ОО языков есть небольшой опыт: Delphi, Java. <text:span text:style-name="T30">Был курс по Ассемблеру, в конце которого мы с однокурсниками сделали игру. </text:span>Сейчас изучаю язык Erlang, чтобы <text:span text:style-name="T27">лучше </text:span>понимать <text:span text:style-name="T27">парадигму </text:span>функционально<text:span text:style-name="T28">го</text:span> программировани<text:span text:style-name="T28">я</text:span></text:p>
        </text:list-item>
        <text:list-item>
          <text:p text:style-name="P22">Заинтересован в задачах, касающихся работы с сетью или звуком. Но не было возможности углубиться в эти темы. Лишь читал статьи/книги, да писал небольшие вещи в стол</text:p>
        </text:list-item>
        <text:list-item>
          <text:p text:style-name="P22">Хорошее математическое образование, умею пользоваться математическими инструментами вроде mathcad, gnuplot</text:p>
        </text:list-item>
        <text:list-item>
          <text:p text:style-name="P22">Есть небольшой опыт спортивного программирования</text:p>
        </text:list-item>
        <text:list-item>
          <text:p text:style-name="P22">Стараюсь следить за новостями в программировании и разработке игр</text:p>
        </text:list-item>
        <text:list-item>
          <text:p text:style-name="P22">Хорошо справляюсь с чужим кодом даже если он плохо документирован, и его история идет аж с начала 90-х</text:p>
        </text:list-item>
        <text:list-item>
          <text:p text:style-name="P22">Есть совсем небольшой опыт работы с Web-технологиями (HTML, PHP)</text:p>
        </text:list-item>
      </text:list>
      <text:p text:style-name="P15">Образование</text:p>
      <text:p text:style-name="P1"><text:span text:style-name="T1">2012-2014, </text:span><text:span text:style-name="T3">Магистратура, кафедра </text:span><text:span text:style-name="T4">высокопроизводительных вычислений</text:span><text:span text:style-name="T2"> (</text:span><text:span text:style-name="T3">не закончил</text:span><text:span text:style-name="T2">)</text:span><text:span text:style-name="T16">, </text:span><text:span text:style-name="T17">совместная программа ИТМО и университета Амстердама</text:span></text:p>
      <text:p text:style-name="P2">2007-2012, <text:span text:style-name="T26">Бакалавриат</text:span><text:span text:style-name="T15">, </text:span><text:span text:style-name="T17">университет ИТМО, факультет </text:span><text:span text:style-name="T18">и</text:span><text:span text:style-name="T17">нформационных технологий и программирования, кафедра </text:span><text:span text:style-name="T18">к</text:span><text:span text:style-name="T17">омпьютерных технологий</text:span></text:p>
      <text:p text:style-name="P9">Учился на кафедре, славящейся своими победами в соревнованиях по программированию</text:p>
      <text:p text:style-name="P15"><text:soft-page-break/>Опыт работы</text:p>
      <text:p text:style-name="P3">2016-2016, Oriplay games, <text:span text:style-name="T26">Разработчик</text:span></text:p>
      <text:p text:style-name="P9">Подработка, работал вечерами после полного рабочего дня на основном месте работы и по выходным. Небольшая команда делала свою ХО игру, когда программист пошел на зарплату и не мог уделять время проекту. Я занимался по большей части багфиксами и доделками, но внес и несколько новых фич.</text:p>
      <text:p text:style-name="P6"><text:span text:style-name="T26">Ключевые слова</text:span>: C++, Lua, <text:span text:style-name="T23">git, imagemagick</text:span></text:p>
      <text:p text:style-name="P3">2015-2016, <text:a xlink:type="simple" xlink:href="http://www.thelostwood.com/" text:style-name="Internet_20_link" text:visited-style-name="Visited_20_Internet_20_Link">Lostwood </text:a><text:a xlink:type="simple" xlink:href="http://www.thelostwood.com/" text:style-name="Internet_20_link" text:visited-style-name="Visited_20_Internet_20_Link"><text:span text:style-name="T24">G</text:span></text:a><text:a xlink:type="simple" xlink:href="http://www.thelostwood.com/" text:style-name="Internet_20_link" text:visited-style-name="Visited_20_Internet_20_Link">ames</text:a>, <text:span text:style-name="T26">Разработчик</text:span></text:p>
      <text:p text:style-name="P6"><text:span text:style-name="T26">Это время я был основным программистом на проекте</text:span> Leviathan: the Cargo (http://store.steampowered.com/app/411130/). <text:span text:style-name="T26">Также я отвечал за работу нашего svn-сервера.</text:span></text:p>
      <text:p text:style-name="P8"><text:span text:style-name="T26">Ключевые слова</text:span>: Unity 5, C#, Steam<text:span text:style-name="T23">, svn, Trello, Slack</text:span></text:p>
      <text:p text:style-name="P4">201<text:span text:style-name="T23">4</text:span>-201<text:span text:style-name="T23">5</text:span>, <text:a xlink:type="simple" xlink:href="http://www.nita.ru/" text:style-name="Internet_20_link" text:visited-style-name="Visited_20_Internet_20_Link"><text:span text:style-name="T26">НИТА</text:span></text:a>, <text:span text:style-name="T26">Инженер-программист</text:span></text:p>
      <text:p text:style-name="P9">Я работал в проекте по автоматизированному управлению воздушным движением. Конкретно наш отдел занимался модулем, отвечающим за запись, хранение и воспроизведение различной информации, связанной с этим (голосовые переговоры, записи с камер на местах работы диспетчеров, планы полетов и т.д.). Я в основном занимался поддержкой и улучшениями звуковой части этого модуля.</text:p>
      <text:p text:style-name="P7"><text:span text:style-name="T23">K</text:span>eywords: <text:span text:style-name="T23">C++, Python, bash, git, Qt, boost, DSP, libsnd, libvorbis, ffmpeg, Redmine, Jenkins</text:span></text:p>
      <text:p text:style-name="P5">2011-2013<text:span text:style-name="T24">, </text:span><text:a xlink:type="simple" xlink:href="http://www.thelostwood.com/" text:style-name="Internet_20_link" text:visited-style-name="Visited_20_Internet_20_Link"><text:span text:style-name="T24">Lostwood Games</text:span></text:a><text:span text:style-name="T24">, Разработчик</text:span></text:p>
      <text:p text:style-name="P9">Мой первый опыт работы программистом. Поначалу несколько месяцев я совмещал свою основную работу в кузнице с этой, потом полностью перешел сюда.</text:p>
      <text:p text:style-name="P9">У нас было два проекта. Сначала мы делали 2.5D платформер с разрушаемым окружением и элементами RPG. Было два программиста, я был младшим. Дошли до рабочего прототипа с окружением, боевкой и монстром и забросили, потому что поняли, что нужен сторонний движок, иначе навеки завязнем. Перешли на Юнити, и там я уже занимался другой игрой, <text:span text:style-name="T25">Leviathan: the Last Day of the Decade (http://store.steampowered.com/app/328270/).</text:span> Большую часть времени я был единственным программистом на этом проекте.</text:p>
      <text:p text:style-name="P10"><text:span text:style-name="T19">Keywords: C++, DirectX, Lua, tinyxml, Unity, C#, svn, iOS, </text:span><text:span text:style-name="T20">Steam, php</text:span><text:span text:style-name="T22">, Assembla</text:span></text:p>
      <text:p text:style-name="P16">Языки</text:p>
      <text:list xml:id="list5842368701660" text:continue-numbering="true" text:style-name="L1">
        <text:list-item>
          <text:p text:style-name="P24"><text:span text:style-name="T26">Русский</text:span> - <text:span text:style-name="T26">родной язык</text:span></text:p>
        </text:list-item>
        <text:list-item>
          <text:p text:style-name="P26"><text:span text:style-name="T26">Английский</text:span> - <text:span text:style-name="T26">свободно владею</text:span> (<text:span text:style-name="T26">получил</text:span> 118/120 <text:span text:style-name="T26">на экзамене</text:span> TOEFL <text:span text:style-name="T26">в</text:span> 2013<text:span text:style-name="T26"> году</text:span>)</text:p>
        </text:list-item>
        <text:list-item>
          <text:p text:style-name="P26"><text:span text:style-name="T26">Немецкий</text:span> - <text:span text:style-name="T26">думаю, уровень B1. Могу нормально читать и кое-как писать со словарем, но не было нормальной практики языка последние несколько лет</text:span></text:p>
        </text:list-item>
      </text:list>
      <text:p text:style-name="P17">Хобби и интересы</text:p>
      <text:list xml:id="list4158793535341918389" text:style-name="L2">
        <text:list-item>
          <text:p text:style-name="P25"><text:span text:style-name="T29">Соревновательные видеоигры</text:span>. <text:span text:style-name="T29">Я играю в Street Fighter на соревновательном уровне и помошаю развивать сообщество игры</text:span>. <text:span text:style-name="T29">Участвовал в проведении / сам организовывал турниры, был комментатором на крупнейшем русском турнире несколько раз</text:span></text:p>
        </text:list-item>
        <text:list-item>
          <text:p text:style-name="P19"><text:span text:style-name="T29">Музыка</text:span>. <text:span text:style-name="T29">Я играю на пианино, бас гитаре (играл в stoner rock группе). Последний год также пел в хоре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" svg:font-family="Arial" style:font-family-generic="swiss"/>
    <style:font-face style:name="DejaVu Sans1" svg:font-family="'DejaVu Sans'" style:font-family-generic="swiss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DejaVu Sans" svg:font-family="'DejaVu Sans'" style:font-family-generic="system" style:font-pitch="variable"/>
    <style:font-face style:name="Source Han Sans Regular" svg:font-family="'Source Han Sans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ru" fo:country="RU" style:letter-kerning="true" style:font-name-asian="Source Han Sans Regular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Arial" fo:font-size="12pt" fo:language="ru" fo:country="RU" style:letter-kerning="true" style:font-name-asian="Source Han Sans Regular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12cm" fo:margin-bottom="0cm" loext:contextual-spacing="false" fo:orphans="0" fo:widows="0" style:text-autospace="none" style:writing-mode="lr-tb"/>
      <style:text-properties style:use-window-font-color="true" style:font-name="Arial1" fo:font-family="Arial" style:font-family-generic="swiss" style:font-pitch="variable" fo:font-size="10pt" fo:language="ru" fo:country="RU" style:font-name-asian="Times New Roman" style:font-family-asian="'Times New Roman'" style:font-family-generic-asian="roman" style:font-pitch-asian="variable" style:font-size-asian="10pt" style:font-name-complex="Arial1" style:font-family-complex="Arial" style:font-family-generic-complex="swiss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1" fo:font-family="Arial" style:font-family-generic="swiss" style:font-pitch="variable" fo:font-size="14pt" style:font-name-asian="Source Han Sans Regular" style:font-family-asian="'Source Han Sans Regular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cm" loext:contextual-spacing="false" fo:keep-with-next="always"/>
      <style:text-properties fo:font-size="14pt" fo:language="ru" fo:country="RU" fo:font-weight="bold" style:font-size-asian="14pt" style:font-weight-asian="bold" style:font-name-complex="Arial1" style:font-family-complex="Arial" style:font-family-generic-complex="swiss" style:font-pitch-complex="variable" style:font-size-complex="12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847cm" fo:margin-bottom="0cm" loext:contextual-spacing="false" fo:text-align="justify" style:justify-single-word="false" fo:keep-with-next="always"/>
      <style:text-properties fo:font-size="12pt" fo:language="ru" fo:country="RU" fo:font-weight="bold" style:font-size-asian="12pt" style:font-weight-asian="bold" style:font-name-complex="Arial1" style:font-family-complex="Arial" style:font-family-generic-complex="swiss" style:font-pitch-complex="variable" style:font-size-complex="12pt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212cm" fo:margin-bottom="0cm" loext:contextual-spacing="false" fo:keep-with-next="always"/>
      <style:text-properties style:font-name="Arial1" fo:font-family="Arial" style:font-family-generic="swiss" style:font-pitch="variable" fo:font-size="11pt" style:text-underline-style="solid" style:text-underline-width="auto" style:text-underline-color="font-color" fo:font-weight="bold" style:font-size-asian="11pt" style:font-weight-asian="bold" style:font-name-complex="Arial1" style:font-family-complex="Arial" style:font-family-generic-complex="swiss" style:font-pitch-complex="variable" style:font-size-complex="11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212cm" fo:margin-bottom="0cm" loext:contextual-spacing="false" fo:keep-with-next="always"/>
      <style:text-properties style:font-name="Arial1" fo:font-family="Arial" style:font-family-generic="swiss" style:font-pitch="variable" fo:font-size="12pt" fo:font-weight="bold" style:font-size-asian="12pt" style:font-weight-asian="bold" style:font-name-complex="Arial1" style:font-family-complex="Arial" style:font-family-generic-complex="swiss" style:font-pitch-complex="variable" style:font-size-complex="12pt" style:font-weight-complex="bold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212cm" fo:margin-bottom="0cm" loext:contextual-spacing="false" fo:orphans="2" fo:widows="2" fo:keep-with-next="always"/>
      <style:text-properties style:font-name="Arial1" fo:font-family="Arial" style:font-family-generic="swiss" style:font-pitch="variable" fo:font-size="12pt" fo:language="en" fo:country="US" style:text-underline-style="solid" style:text-underline-width="auto" style:text-underline-color="font-color" fo:font-weight="bold" style:font-size-asian="12pt" style:font-weight-asian="bold" style:font-name-complex="Arial1" style:font-family-complex="Arial" style:font-family-generic-complex="swiss" style:font-pitch-complex="variable" style:font-size-complex="12pt" style:font-weight-complex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orphans="2" fo:widows="2" fo:keep-with-next="always"/>
      <style:text-properties style:font-name="Arial1" fo:font-family="Arial" style:font-family-generic="swiss" style:font-pitch="variable" fo:language="ru" fo:country="RU" fo:font-weight="bold" style:font-weight-asian="bold" style:font-name-complex="Arial1" style:font-family-complex="Arial" style:font-family-generic-complex="swiss" style:font-pitch-complex="variable" style:font-weight-complex="bold"/>
    </style:style>
    <style:style style:name="Text_20_body_20_indent" style:display-name="Text body indent" style:family="paragraph" style:parent-style-name="Standard" style:class="text">
      <style:paragraph-properties fo:margin-left="0cm" fo:margin-right="0cm" fo:text-align="justify" style:justify-single-word="false" fo:text-indent="0.501cm" style:auto-text-indent="false"/>
      <style:text-properties style:font-name="Arial1" fo:font-family="Arial" style:font-family-generic="swiss" style:font-pitch="variable" fo:font-size="12pt" fo:language="en" fo:country="US" style:font-size-asian="12pt" style:font-name-complex="Arial1" style:font-family-complex="Arial" style:font-family-generic-complex="swiss" style:font-pitch-complex="variable" style:font-size-complex="12pt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Comment_20_Text" style:display-name="Comment Text" style:family="paragraph" style:parent-style-name="Standard"/>
    <style:style style:name="Horizontal_20_Line" style:display-name="Horizontal Line" style:family="paragraph" style:parent-style-name="Standard" style:next-style-name="Text_20_body" style:class="html">
      <style:paragraph-properties fo:margin-top="0.212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Quotations" style:family="paragraph" style:parent-style-name="Standard" style:class="html">
      <style:paragraph-properties fo:margin-left="1cm" fo:margin-right="1cm" fo:margin-top="0.212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>
      <style:text-properties style:font-name="Symbol" fo:font-family="Symbol" style:font-family-generic="roman" style:font-pitch="variable" fo:language="en" fo:country="US" style:font-name-complex="Symbol" style:font-family-complex="Symbol" style:font-family-generic-complex="roman" style:font-pitch-complex="variable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fo:language="en" fo:country="US" style:font-name-complex="Symbol" style:font-family-complex="Symbol" style:font-family-generic-complex="roman" style:font-pitch-complex="variable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Comment_20_Reference" style:display-name="Comment Reference" style:family="text">
      <style:text-properties fo:font-size="8pt" style:font-size-asian="8pt" style:font-size-complex="8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tar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251cm" fo:margin-bottom="2.499cm" fo:margin-left="2.499cm" fo:margin-right="2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dministrator</meta:initial-creator>
    <meta:creation-date>2005-07-11T08:00:00</meta:creation-date>
    <dc:date>2016-08-10T00:58:41.882305036</dc:date>
    <meta:editing-cycles>168</meta:editing-cycles>
    <meta:editing-duration>PT10H12M15S</meta:editing-duration>
    <meta:generator>LibreOffice/5.2.0.4$Linux_X86_64 LibreOffice_project/20m0$Build-4</meta:generator>
    <meta:document-statistic meta:table-count="0" meta:image-count="0" meta:object-count="0" meta:page-count="2" meta:paragraph-count="47" meta:word-count="631" meta:character-count="4449" meta:non-whitespace-character-count="3873"/>
  </office:meta>
</office:document-meta>
</file>